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140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10.19pt"/>
    </style:style>
    <style:style style:name="co5" style:family="table-column">
      <style:table-column-properties fo:break-before="auto" style:column-width="133.74pt"/>
    </style:style>
    <style:style style:name="co6" style:family="table-column">
      <style:table-column-properties fo:break-before="auto" style:column-width="168.49pt"/>
    </style:style>
    <style:style style:name="ro1" style:family="table-row">
      <style:table-row-properties style:row-height="20.2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style:style style:name="ce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000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7" office:value-type="string" calcext:value-type="string">
            <text:p>IQ Burned</text:p>
          </table:table-cell>
          <table:table-cell table:style-name="ce7" office:value-type="string" calcext:value-type="string">
            <text:p>Value (USD)</text:p>
          </table:table-cell>
          <table:table-cell table:style-name="ce7" office:value-type="string" calcext:value-type="string">
            <text:p>Tier</text:p>
          </table:table-cell>
          <table:table-cell table:style-name="ce7" office:value-type="string" calcext:value-type="string">
            <text:p>Voting power boost %</text:p>
          </table:table-cell>
          <table:table-cell table:style-name="ce7" office:value-type="string" calcext:value-type="string">
            <text:p>Voting power multiplier</text:p>
          </table:table-cell>
          <table:table-cell/>
          <table:table-cell table:style-name="ce14" office:value-type="string" calcext:value-type="string">
            <text:p>k<text:span text:style-name="T1">base</text:span>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.A2]*0.002553" office:value-type="currency" office:currency="USD" office:value="0.2553" calcext:value-type="currency">
            <text:p>$0.26</text:p>
          </table:table-cell>
          <table:table-cell office:value-type="float" office:value="1" calcext:value-type="float">
            <text:p>1</text:p>
          </table:table-cell>
          <table:table-cell table:formula="of:=1 + POWER([.A2]/[.$G$2]; [.$G$5])" office:value-type="percentage" office:value="1.13067368066422" calcext:value-type="percentage">
            <text:p>113.07%</text:p>
          </table:table-cell>
          <table:table-cell table:formula="of:=ROUND([.D2]; 3)&amp;&quot;x&quot;" office:value-type="string" office:string-value="1.131x" calcext:value-type="string">
            <text:p>1.131x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2">
          <table:table-cell office:value-type="float" office:value="1000" calcext:value-type="float">
            <text:p>1,000</text:p>
          </table:table-cell>
          <table:table-cell table:formula="of:=[.A3]*0.002553" office:value-type="currency" office:currency="USD" office:value="2.553" calcext:value-type="currency">
            <text:p>$2.55</text:p>
          </table:table-cell>
          <table:table-cell office:value-type="float" office:value="2" calcext:value-type="float">
            <text:p>2</text:p>
          </table:table-cell>
          <table:table-cell table:formula="of:=1 + POWER([.A3]/[.$G$2]; [.$G$5])" office:value-type="percentage" office:value="2.33717461699234" calcext:value-type="percentage">
            <text:p>233.72%</text:p>
          </table:table-cell>
          <table:table-cell table:formula="of:=ROUND([.D3]; 3)&amp;&quot;x&quot;" office:value-type="string" office:string-value="2.337x" calcext:value-type="string">
            <text:p>2.337x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,000</text:p>
          </table:table-cell>
          <table:table-cell table:formula="of:=[.A4]*0.002553" office:value-type="currency" office:currency="USD" office:value="25.53" calcext:value-type="currency">
            <text:p>$25.53</text:p>
          </table:table-cell>
          <table:table-cell office:value-type="float" office:value="3" calcext:value-type="float">
            <text:p>3</text:p>
          </table:table-cell>
          <table:table-cell table:formula="of:=1 + POWER([.A4]/[.$G$2]; [.$G$5])" office:value-type="percentage" office:value="14.6832141502396" calcext:value-type="percentage">
            <text:p>1468.32%</text:p>
          </table:table-cell>
          <table:table-cell table:formula="of:=ROUND([.D4]; 3)&amp;&quot;x&quot;" office:value-type="string" office:string-value="14.683x" calcext:value-type="string">
            <text:p>14.683x</text:p>
          </table:table-cell>
          <table:table-cell/>
          <table:table-cell table:style-name="ce14" office:value-type="string" calcext:value-type="string">
            <text:p>k<text:span text:style-name="T1">exponent</text:span></text:p>
          </table:table-cell>
        </table:table-row>
        <table:table-row table:style-name="ro2">
          <table:table-cell office:value-type="float" office:value="100000" calcext:value-type="float">
            <text:p>100,000</text:p>
          </table:table-cell>
          <table:table-cell table:formula="of:=[.A5]*0.002553" office:value-type="currency" office:currency="USD" office:value="255.3" calcext:value-type="currency">
            <text:p>$255.30</text:p>
          </table:table-cell>
          <table:table-cell office:value-type="float" office:value="4" calcext:value-type="float">
            <text:p>4</text:p>
          </table:table-cell>
          <table:table-cell table:formula="of:=1 + POWER([.A5]/[.$G$2]; [.$G$5])" office:value-type="percentage" office:value="141.019371518171" calcext:value-type="percentage">
            <text:p>14101.94%</text:p>
          </table:table-cell>
          <table:table-cell table:formula="of:=ROUND([.D5]; 3)&amp;&quot;x&quot;" office:value-type="string" office:string-value="141.019x" calcext:value-type="string">
            <text:p>141.019x</text:p>
          </table:table-cell>
          <table:table-cell/>
          <table:table-cell office:value-type="float" office:value="1.01" calcext:value-type="float">
            <text:p>1.01</text:p>
          </table:table-cell>
        </table:table-row>
        <table:table-row table:style-name="ro2">
          <table:table-cell office:value-type="float" office:value="1000000" calcext:value-type="float">
            <text:p>1,000,000</text:p>
          </table:table-cell>
          <table:table-cell table:formula="of:=[.A6]*0.002553" office:value-type="currency" office:currency="USD" office:value="2553" calcext:value-type="currency">
            <text:p>$2,553.00</text:p>
          </table:table-cell>
          <table:table-cell office:value-type="float" office:value="5" calcext:value-type="float">
            <text:p>5</text:p>
          </table:table-cell>
          <table:table-cell table:formula="of:=1 + POWER([.A6]/[.$G$2]; [.$G$5])" office:value-type="percentage" office:value="1433.808416581" calcext:value-type="percentage">
            <text:p>143380.84%</text:p>
          </table:table-cell>
          <table:table-cell table:formula="of:=ROUND([.D6]; 3)&amp;&quot;x&quot;" office:value-type="string" office:string-value="1433.808x" calcext:value-type="string">
            <text:p>1433.808x</text:p>
          </table:table-cell>
          <table:table-cell table:number-columns-repeated="2"/>
        </table:table-row>
        <table:table-row table:style-name="ro2">
          <table:table-cell office:value-type="float" office:value="10000000" calcext:value-type="float">
            <text:p>10,000,000</text:p>
          </table:table-cell>
          <table:table-cell table:formula="of:=[.A7]*0.002553" office:value-type="currency" office:currency="USD" office:value="25530" calcext:value-type="currency">
            <text:p>$25,530.00</text:p>
          </table:table-cell>
          <table:table-cell office:value-type="float" office:value="6" calcext:value-type="float">
            <text:p>6</text:p>
          </table:table-cell>
          <table:table-cell table:formula="of:=1 + POWER([.A7]/[.$G$2]; [.$G$5])" office:value-type="percentage" office:value="14662.8281196822" calcext:value-type="percentage">
            <text:p>1466282.81%</text:p>
          </table:table-cell>
          <table:table-cell table:formula="of:=ROUND([.D7]; 3)&amp;&quot;x&quot;" office:value-type="string" office:string-value="14662.828x" calcext:value-type="string">
            <text:p>14662.828x</text:p>
          </table:table-cell>
          <table:table-cell table:number-columns-repeated="2"/>
        </table:table-row>
        <table:table-row table:style-name="ro2">
          <table:table-cell office:value-type="float" office:value="100000000" calcext:value-type="float">
            <text:p>100,000,000</text:p>
          </table:table-cell>
          <table:table-cell table:formula="of:=[.A8]*0.002553" office:value-type="currency" office:currency="USD" office:value="255300" calcext:value-type="currency">
            <text:p>$255,300.00</text:p>
          </table:table-cell>
          <table:table-cell office:value-type="float" office:value="7" calcext:value-type="float">
            <text:p>7</text:p>
          </table:table-cell>
          <table:table-cell table:formula="of:=1 + POWER([.A8]/[.$G$2]; [.$G$5])" office:value-type="percentage" office:value="150034.459688957" calcext:value-type="percentage">
            <text:p>15003445.97%</text:p>
          </table:table-cell>
          <table:table-cell table:formula="of:=ROUND([.D8]; 3)&amp;&quot;x&quot;" office:value-type="string" office:string-value="150034.46x" calcext:value-type="string">
            <text:p>150034.46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 style:data-style-name="N2" text:time-value="16:32:29.235086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09:28:02.687403149</meta:creation-date>
    <dc:date>2019-08-28T07:10:23.633812237</dc:date>
    <meta:editing-duration>PT14H51M43S</meta:editing-duration>
    <meta:editing-cycles>19</meta:editing-cycles>
    <meta:generator>LibreOffice/6.0.7.3$Linux_X86_64 LibreOffice_project/00m0$Build-3</meta:generator>
    <meta:document-statistic meta:table-count="1" meta:cell-count="44" meta:object-count="0"/>
  </office:meta>
</office:document-meta>
</file>